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e5132" officeooo:paragraph-rsid="001e5132"/>
    </style:style>
    <style:style style:name="P2" style:family="paragraph" style:parent-style-name="Standard">
      <style:text-properties officeooo:rsid="001e7d1b" officeooo:paragraph-rsid="001e7d1b"/>
    </style:style>
    <style:style style:name="P3" style:family="paragraph" style:parent-style-name="Standard">
      <style:text-properties officeooo:rsid="001ef1a0" officeooo:paragraph-rsid="001ef1a0"/>
    </style:style>
    <style:style style:name="P4" style:family="paragraph" style:parent-style-name="Standard">
      <style:text-properties officeooo:rsid="001f1874" officeooo:paragraph-rsid="001f1874"/>
    </style:style>
    <style:style style:name="P5" style:family="paragraph" style:parent-style-name="Standard">
      <style:text-properties officeooo:rsid="0020cc89" officeooo:paragraph-rsid="0020cc89"/>
    </style:style>
    <style:style style:name="P6" style:family="paragraph" style:parent-style-name="Standard">
      <style:text-properties officeooo:rsid="00227444" officeooo:paragraph-rsid="00227444"/>
    </style:style>
    <style:style style:name="P7" style:family="paragraph" style:parent-style-name="Standard">
      <style:text-properties officeooo:rsid="0022b330" officeooo:paragraph-rsid="0022b330"/>
    </style:style>
    <style:style style:name="P8" style:family="paragraph" style:parent-style-name="Standard">
      <style:text-properties officeooo:rsid="00247f25" officeooo:paragraph-rsid="00247f25"/>
    </style:style>
    <style:style style:name="P9" style:family="paragraph" style:parent-style-name="Standard">
      <style:text-properties officeooo:rsid="0024b10e" officeooo:paragraph-rsid="0024b10e"/>
    </style:style>
    <style:style style:name="P10" style:family="paragraph" style:parent-style-name="Standard">
      <style:text-properties officeooo:rsid="00259b3c" officeooo:paragraph-rsid="00259b3c"/>
    </style:style>
    <style:style style:name="P11" style:family="paragraph" style:parent-style-name="Standard">
      <style:text-properties officeooo:rsid="0025a96c" officeooo:paragraph-rsid="0025a96c"/>
    </style:style>
    <style:style style:name="P12" style:family="paragraph" style:parent-style-name="Standard">
      <style:text-properties officeooo:rsid="00271f47" officeooo:paragraph-rsid="00271f47"/>
    </style:style>
    <style:style style:name="P13" style:family="paragraph" style:parent-style-name="Standard">
      <style:text-properties officeooo:rsid="00286574" officeooo:paragraph-rsid="00286574"/>
    </style:style>
    <style:style style:name="T1" style:family="text">
      <style:text-properties officeooo:rsid="001e7d1b"/>
    </style:style>
    <style:style style:name="T2" style:family="text">
      <style:text-properties officeooo:rsid="0022b330"/>
    </style:style>
    <style:style style:name="T3" style:family="text">
      <style:text-properties officeooo:rsid="0024b10e"/>
    </style:style>
    <style:style style:name="T4" style:family="text">
      <style:text-properties officeooo:rsid="002590ac"/>
    </style:style>
    <style:style style:name="T5" style:family="text">
      <style:text-properties officeooo:rsid="00271f4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A1-1</text:p>
      <text:p text:style-name="P1">Chad J. Weigle</text:p>
      <text:p text:style-name="P1"/>
      <text:p text:style-name="P1">(1.1) </text:p>
      <text:p text:style-name="P1">(a) - '£' would not be recognized as a valid input into the scanner for java.</text:p>
      <text:p text:style-name="P1">(b) - 'j + +; ' would throw a syntax error in the parser for java.</text:p>
      <text:p text:style-name="P1">(c) - Access a method that is not declared in the class or the superclass. (java)</text:p>
      <text:p text:style-name="P1">(d) - Access an element beyond the bounds of an array. (Index out of bounds) (java)</text:p>
      <text:p text:style-name="P1">(e) - Using a method name as a variable.</text:p>
      <text:p text:style-name="P1"/>
      <text:p text:style-name="P1">(1.2)</text:p>
      <text:p text:style-name="P1">One would not wish to throw away the P Code Compiler and Interpreter because of the possibility of the language expanding or changing. If Pascal were to expand its language then the compiler would need to be re-bootstrapped in order to accept the expansion. Also, in <text:span text:style-name="T1">relevance</text:span> to virtual machines, a <text:span text:style-name="T1">machine code compiler cannot be ported to any platform. The compiler would need to have been first compiled on the same architecture of the virtual machine's host or else it would not run the same (most likely not at all).</text:span></text:p>
      <text:p text:style-name="P1"/>
      <text:p text:style-name="P2">(1.5)</text:p>
      <text:p text:style-name="P2">For both Java and C, a 32 bit unsigned int can accurately hold [0 to (2^32) – 1]. </text:p>
      <text:p text:style-name="P2">In C, warnings will be thrown by the compiler but will still execute. If a number that is too large for the int is assigned to the int and then outputted to stdout, you will get some misrepresentation of the number (in my test case I got a negative).</text:p>
      <text:p text:style-name="P3">In Java, an error was thrown when trying to compile and I could not get an executable if my integer assignment was incorrect.</text:p>
      <text:p text:style-name="P3"/>
      <text:p text:style-name="P4">(1.6)</text:p>
      <text:p text:style-name="P5">The make utility is very accurate in most cases (thus why it is used widely). The reason for this being is the fact that if the user defines his dependencies correctly, then all files should compile in the correct order. The make utility can cause extra work and errors because it depends on the system's date on the file. This means if the files are copied to another location, then they will need to be recompile for no reason. If the date of a file that has changes was reset back to when it was last compiled, it would not be recompiled and then cause errors in any files that have dependencies. </text:p>
      <text:p text:style-name="P5"/>
      <text:p text:style-name="P5">(2.1)</text:p>
      <text:p text:style-name="P5"/>
      <text:p text:style-name="P6">(2.9)</text:p>
      <text:p text:style-name="P6">(a) - Starting the language is having any number of a's followed by any number of the following combination: one b followed by any number of a's followed by one b followed by any number of a's.</text:p>
      <text:p text:style-name="P6">(b) <text:span text:style-name="T2">e represents nothing in the following.</text:span></text:p>
      <text:p text:style-name="P7">expr → char block</text:p>
      <text:p text:style-name="P7">block → b char b char block | e</text:p>
      <text:p text:style-name="P7">char → a char | e</text:p>
      <text:p text:style-name="P8">(c) <text:span text:style-name="T3">b a a b a a a b b</text:span></text:p>
      <text:p text:style-name="P9">expr → char block</text:p>
      <text:p text:style-name="P9">char block → char <text:span text:style-name="T2">b char b char block</text:span></text:p>
      <text:p text:style-name="P9">char <text:span text:style-name="T2">b char b char block →</text:span> char <text:span text:style-name="T2">b char b char b char b char block</text:span></text:p>
      <text:p text:style-name="P9">char <text:span text:style-name="T2">b char b char b char b char block →</text:span> char <text:span text:style-name="T2">b char b char b char b char</text:span> e</text:p>
      <text:p text:style-name="P9">char <text:span text:style-name="T2">b char b char b char b char →</text:span> char <text:span text:style-name="T2">b char b char b char b </text:span>e</text:p>
      <text:p text:style-name="P9"><text:soft-page-break/>char <text:span text:style-name="T2">b char b char b char b →</text:span> char <text:span text:style-name="T2">b char b char b </text:span>e<text:span text:style-name="T2"> b</text:span></text:p>
      <text:p text:style-name="P9"><text:span text:style-name="T2">char b char b char b b →</text:span> char <text:span text:style-name="T2">b char b </text:span>a char<text:span text:style-name="T2"> b b</text:span></text:p>
      <text:p text:style-name="P9"><text:span text:style-name="T2">char b char b a char b b →</text:span> char <text:span text:style-name="T2">b char b </text:span>a a char<text:span text:style-name="T2"> b b</text:span></text:p>
      <text:p text:style-name="P9"><text:span text:style-name="T2">char b char b a a char b b →</text:span> char <text:span text:style-name="T2">b char b </text:span>a a a char<text:span text:style-name="T2"> b b</text:span></text:p>
      <text:p text:style-name="P9"><text:span text:style-name="T2">char b char b a a </text:span>a <text:span text:style-name="T2">char b b →</text:span> char <text:span text:style-name="T2">b char b </text:span>a a a e<text:span text:style-name="T2"> b b</text:span></text:p>
      <text:p text:style-name="P9"><text:span text:style-name="T2">char b char b a a a b b →</text:span> char <text:span text:style-name="T2">b </text:span>a <text:span text:style-name="T2">char b </text:span>a a a<text:span text:style-name="T2"> b b</text:span></text:p>
      <text:p text:style-name="P9"><text:span text:style-name="T2">char b a char b a a a b b →</text:span> char <text:span text:style-name="T2">b </text:span>a a <text:span text:style-name="T2">char b </text:span>a a a<text:span text:style-name="T2"> b b</text:span></text:p>
      <text:p text:style-name="P9"><text:span text:style-name="T2">char b a a char b a a a b b →</text:span> char <text:span text:style-name="T2">b </text:span>a a e<text:span text:style-name="T2"> b </text:span>a a a<text:span text:style-name="T2"> b b</text:span></text:p>
      <text:p text:style-name="P9"><text:span text:style-name="T2">char b a a <text:s/>b a a a b b →</text:span> e <text:span text:style-name="T2">b </text:span>a a<text:span text:style-name="T2"> b </text:span>a a a<text:span text:style-name="T2"> b b</text:span></text:p>
      <text:p text:style-name="P9"><text:span text:style-name="T2">b a a b a a a b b</text:span></text:p>
      <text:p text:style-name="P9"/>
      <text:p text:style-name="P8">(2.10) </text:p>
      <text:p text:style-name="P8">expr → expr mult<text:span text:style-name="T4">op</text:span> term</text:p>
      <text:p text:style-name="P8">term → <text:span text:style-name="T3">number</text:span></text:p>
      <text:p text:style-name="P8">mult<text:span text:style-name="T3">op</text:span> → *</text:p>
      <text:p text:style-name="P10">number → [-∞ ∞] <text:s/>//never changes after selection</text:p>
      <text:p text:style-name="P10"/>
      <text:p text:style-name="P11">(2.12)</text:p>
      <text:p text:style-name="P11">(a) This <text:span text:style-name="T5">grammar</text:span> generates sets of strings containing a's and b's in which there are always more a's than b's and is terminated by the $$.</text:p>
      <text:p text:style-name="P11">(b) </text:p>
      <text:p text:style-name="P11"/>
      <text:p text:style-name="P12">(2.13)</text:p>
      <text:p text:style-name="P12">(a)</text:p>
      <text:p text:style-name="P13">(b)</text:p>
      <text:p text:style-name="P13"/>
      <text:p text:style-name="P13">(2.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5T11:23:40.150014000</meta:creation-date>
    <dc:date>2013-09-25T15:01:21.702801000</dc:date>
    <meta:editing-duration>PT2H41M2S</meta:editing-duration>
    <meta:editing-cycles>10</meta:editing-cycles>
    <meta:generator>LibreOffice/4.1.1.2$MacOSX_x86 LibreOffice_project/7e4286b58adc75a14f6d83f53a03b6c11fa2903</meta:generator>
    <meta:document-statistic meta:table-count="0" meta:image-count="0" meta:object-count="0" meta:page-count="2" meta:paragraph-count="51" meta:word-count="757" meta:character-count="3313" meta:non-whitespace-character-count="2599"/>
  </office:meta>
</office:document-meta>
</file>